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18.995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3.011cm"/>
    </style:style>
    <style:style style:name="co6" style:family="table-column">
      <style:table-column-properties fo:break-before="auto" style:column-width="2.898cm"/>
    </style:style>
    <style:style style:name="co7" style:family="table-column">
      <style:table-column-properties fo:break-before="auto" style:column-width="2.718cm"/>
    </style:style>
    <style:style style:name="co8" style:family="table-column">
      <style:table-column-properties fo:break-before="auto" style:column-width="2.385cm"/>
    </style:style>
    <style:style style:name="co9" style:family="table-column">
      <style:table-column-properties fo:break-before="auto" style:column-width="10.216cm"/>
    </style:style>
    <style:style style:name="co10" style:family="table-column">
      <style:table-column-properties fo:break-before="auto" style:column-width="4.221cm"/>
    </style:style>
    <style:style style:name="co11" style:family="table-column">
      <style:table-column-properties fo:break-before="auto" style:column-width="2.581cm"/>
    </style:style>
    <style:style style:name="co12" style:family="table-column">
      <style:table-column-properties fo:break-before="auto" style:column-width="3.09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liste_20_globale_20_des_20_tâches">
      <style:table-properties table:display="true" style:writing-mode="lr-tb"/>
    </style:style>
    <style:style style:name="ta2" style:family="table" style:master-page-name="PageStyle_5f_tâches_20_de_20_vérification_20_de_20_norme">
      <style:table-properties table:display="true" style:writing-mode="lr-tb"/>
    </style:style>
    <style:style style:name="ta3" style:family="table" style:master-page-name="PageStyle_5f_liste_20_détaillée_20_des_20_tâches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diagonal-bl-tr="none" style:diagonal-tl-br="none" fo:border="0.035cm solid #000000" style:rotation-align="none"/>
      <style:text-properties style:font-name="Calibri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2.111cm" style:writing-mode="page"/>
      <style:text-properties fo:color="#000000" style:text-outline="false" style:text-line-through-style="none" style:font-name="Wingdings" fo:font-size="10pt" fo:font-style="normal" fo:text-shadow="none" style:text-underline-style="none" fo:font-weight="normal" style:font-name-asian="Wingdings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2.111cm" style:writing-mode="page"/>
      <style:text-properties fo:color="#000000" style:text-outline="false" style:text-line-through-styl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2.641cm" style:writing-mode="page"/>
      <style:text-properties fo:color="#000000" style:text-outline="false" style:text-line-through-style="none" style:font-name="Wingdings" fo:font-size="10pt" fo:font-style="normal" fo:text-shadow="none" style:text-underline-style="none" fo:font-weight="normal" style:font-name-asian="Wingdings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3.96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e globale des tâch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réer le document de suivi de projet sous googleDrive</text:p>
          </table:table-cell>
          <table:table-cell table:number-columns-repeated="1023"/>
        </table:table-row>
        <table:table-row table:style-name="ro1">
          <table:table-cell office:value-type="string">
            <text:p>tester et comprendre l'intérêt de GitHub</text:p>
          </table:table-cell>
          <table:table-cell table:number-columns-repeated="1023"/>
        </table:table-row>
        <table:table-row table:style-name="ro1">
          <table:table-cell office:value-type="string">
            <text:p>Mettre en place le projet sur gitHub</text:p>
          </table:table-cell>
          <table:table-cell table:number-columns-repeated="1023"/>
        </table:table-row>
        <table:table-row table:style-name="ro1">
          <table:table-cell office:value-type="string">
            <text:p>Créer le projet sous NetBeans</text:p>
          </table:table-cell>
          <table:table-cell table:number-columns-repeated="1023"/>
        </table:table-row>
        <table:table-row table:style-name="ro1">
          <table:table-cell office:value-type="string">
            <text:p>Comprendre le code fourni</text:p>
          </table:table-cell>
          <table:table-cell table:number-columns-repeated="1023"/>
        </table:table-row>
        <table:table-row table:style-name="ro1">
          <table:table-cell office:value-type="string">
            <text:p>Faire un schéma représentant l'architecture de l'application (liens entre les pages)</text:p>
          </table:table-cell>
          <table:table-cell table:number-columns-repeated="1023"/>
        </table:table-row>
        <table:table-row table:style-name="ro1">
          <table:table-cell office:value-type="string">
            <text:p>vérifier les normes sur le code fourni</text:p>
          </table:table-cell>
          <table:table-cell table:number-columns-repeated="1023"/>
        </table:table-row>
        <table:table-row table:style-name="ro1">
          <table:table-cell office:value-type="string">
            <text:p>comprendre les besoins de l'utilisateur (compréhension du cahier des charges)</text:p>
          </table:table-cell>
          <table:table-cell table:number-columns-repeated="1023"/>
        </table:table-row>
        <table:table-row table:style-name="ro1">
          <table:table-cell office:value-type="string">
            <text:p>créer les maquettes d'écran et les faire valider par l'utilisateur</text:p>
          </table:table-cell>
          <table:table-cell table:number-columns-repeated="1023"/>
        </table:table-row>
        <table:table-row table:style-name="ro1">
          <table:table-cell office:value-type="string">
            <text:p>créer la base de données</text:p>
          </table:table-cell>
          <table:table-cell table:number-columns-repeated="1023"/>
        </table:table-row>
        <table:table-row table:style-name="ro1">
          <table:table-cell office:value-type="string">
            <text:p>créer les modèles et les scripts de tests correspondants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âches de vérification de norme" table:style-name="ta2" table:print="false">
        <office:forms form:automatic-focus="false" form:apply-design-mode="false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2" table:number-columns-repeated="1016" table:default-cell-style-name="Excel_20_Built-in_20_Normal"/>
        <table:table-row table:style-name="ro1">
          <table:table-cell table:style-name="ce1" office:value-type="string">
            <text:p>nom du responsable à ajouter dans chaque colonne : </text:p>
          </table:table-cell>
          <table:table-cell table:style-name="ce7" office:value-type="string" table:number-columns-spanned="7" table:number-rows-spanned="1">
            <text:p>Florian</text:p>
          </table:table-cell>
          <table:covered-table-cell table:number-columns-repeated="6"/>
          <table:table-cell table:number-columns-repeated="8" office:value-type="string">
            <text:p>Alex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 office:value-type="string" table:number-columns-spanned="2" table:number-rows-spanned="1">
            <text:p>CONTROLEURS</text:p>
          </table:table-cell>
          <table:covered-table-cell table:style-name="ce9"/>
          <table:table-cell table:style-name="ce10" office:value-type="string" table:number-columns-spanned="4" table:number-rows-spanned="1">
            <text:p>MODELES</text:p>
          </table:table-cell>
          <table:covered-table-cell table:number-columns-repeated="2" table:style-name="ce11"/>
          <table:covered-table-cell table:style-name="ce13"/>
          <table:table-cell table:style-name="ce8" office:value-type="string" table:number-columns-spanned="8" table:number-rows-spanned="1">
            <text:p>VUES</text:p>
          </table:table-cell>
          <table:covered-table-cell table:number-columns-repeated="6" table:style-name="ce14"/>
          <table:covered-table-cell table:style-name="ce9"/>
          <table:table-cell table:number-columns-repeated="1008"/>
        </table:table-row>
        <table:table-row table:style-name="ro1">
          <table:table-cell table:style-name="ce2"/>
          <table:table-cell table:style-name="ce2" office:value-type="string">
            <text:p>index.php</text:p>
          </table:table-cell>
          <table:table-cell table:style-name="ce2" office:value-type="string">
            <text:p>Connexion.php</text:p>
          </table:table-cell>
          <table:table-cell table:style-name="ce2" office:value-type="string">
            <text:p>Objet.php</text:p>
          </table:table-cell>
          <table:table-cell table:style-name="ce2" office:value-type="string">
            <text:p>Categorie.php</text:p>
          </table:table-cell>
          <table:table-cell table:style-name="ce2" office:value-type="string">
            <text:p>Membre.php</text:p>
          </table:table-cell>
          <table:table-cell table:style-name="ce2" office:value-type="string">
            <text:p>Objet.php</text:p>
          </table:table-cell>
          <table:table-cell table:style-name="ce2" office:value-type="string">
            <text:p>Profil.php</text:p>
          </table:table-cell>
          <table:table-cell table:style-name="ce2" office:value-type="string">
            <text:p>AjoutObjets.php</text:p>
          </table:table-cell>
          <table:table-cell table:style-name="ce2" office:value-type="string">
            <text:p>ElementMenuAdmin</text:p>
          </table:table-cell>
          <table:table-cell table:style-name="ce2" office:value-type="string">
            <text:p>ElementMenuChercherObjet</text:p>
          </table:table-cell>
          <table:table-cell table:style-name="ce2" office:value-type="string">
            <text:p>ElementMenuConnexion</text:p>
          </table:table-cell>
          <table:table-cell table:style-name="ce2" office:value-type="string">
            <text:p>ElementmenuMembre</text:p>
          </table:table-cell>
          <table:table-cell table:style-name="ce2" office:value-type="string">
            <text:p>Footer</text:p>
          </table:table-cell>
          <table:table-cell table:style-name="ce2" office:value-type="string">
            <text:p>header</text:p>
          </table:table-cell>
          <table:table-cell table:style-name="ce2" office:value-type="string">
            <text:p>Nav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Ø<text:span text:style-name="T1">  </text:span><text:span text:style-name="T2">CommentairesØ</text:span><text:span text:style-name="T1">  </text:span><text:span text:style-name="T2">Commentaires</text:span></text:p>
          </table:table-cell>
          <table:table-cell table:style-name="ce2"/>
          <table:table-cell table:style-name="ce2" office:value-type="string">
            <text:p>ok</text:p>
          </table:table-cell>
          <table:table-cell table:style-name="ce2"/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8" table:style-name="ce2" office:value-type="string">
            <text:p>OK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Ø<text:span text:style-name="T1">  </text:span><text:span text:style-name="T2">Normes de développement :Ø</text:span><text:span text:style-name="T1">  </text:span><text:span text:style-name="T2">Normes de développement :</text:span>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style-name="ce4" office:value-type="string">
            <text:p>·<text:span text:style-name="T1">         </text:span><text:span text:style-name="T2">Architecture MVC·</text:span><text:span text:style-name="T1">         </text:span><text:span text:style-name="T2">Architecture MVC</text:span></text:p>
          </table:table-cell>
          <table:table-cell table:style-name="ce2"/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8" table:style-name="ce2" office:value-type="string">
            <text:p>OK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·<text:span text:style-name="T1">         </text:span><text:span text:style-name="T2">HTML5 (Balises en minuscules)·</text:span><text:span text:style-name="T1">         </text:span><text:span text:style-name="T2">HTML5 (Balises en minuscules)</text:span></text:p>
          </table:table-cell>
          <table:table-cell table:style-name="ce2"/>
          <table:table-cell table:style-name="ce2" office:value-type="string">
            <text:p>pas de html</text:p>
          </table:table-cell>
          <table:table-cell table:style-name="ce2" office:value-type="string">
            <text:p>pas de html</text:p>
          </table:table-cell>
          <table:table-cell table:style-name="ce2" office:value-type="string">
            <text:p>pas de html</text:p>
          </table:table-cell>
          <table:table-cell table:style-name="ce2" office:value-type="string">
            <text:p>pas de html</text:p>
          </table:table-cell>
          <table:table-cell table:style-name="ce2" office:value-type="string">
            <text:p>pas de html</text:p>
          </table:table-cell>
          <table:table-cell table:style-name="ce2" office:value-type="string">
            <text:p>pas de html</text:p>
          </table:table-cell>
          <table:table-cell table:number-columns-repeated="8" table:style-name="ce2" office:value-type="string">
            <text:p>OK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·<text:span text:style-name="T1">         </text:span><text:span text:style-name="T2">Notation camel·</text:span><text:span text:style-name="T1">         </text:span><text:span text:style-name="T2">Notation camel</text:span></text:p>
          </table:table-cell>
          <table:table-cell table:style-name="ce2"/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8" table:style-name="ce2" office:value-type="string">
            <text:p>OK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·<text:span text:style-name="T1">         </text:span><text:span text:style-name="T2">Utilisation systématique du try/catch pour les instructions qui peuvent générer des exceptions·</text:span><text:span text:style-name="T1">         </text:span><text:span text:style-name="T2">Utilisation systématique du try/catch pour les instructions qui peuvent générer des exceptions</text:span></text:p>
          </table:table-cell>
          <table:table-cell table:style-name="ce2"/>
          <table:table-cell table:number-columns-repeated="2" table:style-name="ce2" office:value-type="string">
            <text:p>?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8" table:style-name="ce2" office:value-type="string">
            <text:p>Inutile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·<text:span text:style-name="T1">         </text:span><text:span text:style-name="T2">Utilisation de la bibliothèque de composants PDO2.·</text:span><text:span text:style-name="T1">         </text:span><text:span text:style-name="T2">Utilisation de la bibliothèque de composants PDO2.</text:span></text:p>
          </table:table-cell>
          <table:table-cell table:style-name="ce2"/>
          <table:table-cell table:number-columns-repeated="2" table:style-name="ce2" office:value-type="string">
            <text:p>inutile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8" table:style-name="ce2" office:value-type="string">
            <text:p>?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·<text:span text:style-name="T1">         </text:span><text:span text:style-name="T2">Ecriture des requêtes·</text:span><text:span text:style-name="T1">         </text:span><text:span text:style-name="T2">Ecriture des requêtes</text:span></text:p>
          </table:table-cell>
          <table:table-cell table:style-name="ce2"/>
          <table:table-cell table:number-columns-repeated="2" table:style-name="ce2" office:value-type="string">
            <text:p>inutile</text:p>
          </table:table-cell>
          <table:table-cell table:style-name="ce2" table:number-columns-repeated="12"/>
          <table:table-cell table:number-columns-repeated="1008"/>
        </table:table-row>
        <table:table-row table:style-name="ro2">
          <table:table-cell table:style-name="ce5" office:value-type="string">
            <text:p>Ø<text:span text:style-name="T1">  </text:span><text:span text:style-name="T2">Utilisation des méthodes prepare/bindValueØ</text:span><text:span text:style-name="T1">  </text:span><text:span text:style-name="T2">Utilisation des méthodes prepare/bindValue</text:span></text:p>
          </table:table-cell>
          <table:table-cell table:style-name="ce2" table:number-columns-repeated="3"/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8" table:style-name="ce2" office:value-type="string">
            <text:p>Inutile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Ø<text:span text:style-name="T1">  </text:span><text:span text:style-name="T2">Respect de la norme SQL92Ø</text:span><text:span text:style-name="T1">  </text:span><text:span text:style-name="T2">Respect de la norme SQL92</text:span></text:p>
          </table:table-cell>
          <table:table-cell table:style-name="ce2" table:number-columns-repeated="3"/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8" table:style-name="ce2" office:value-type="string">
            <text:p>Inutile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Ø<text:span text:style-name="T1">  </text:span><text:span text:style-name="T2">Chaque terme SQL doit être écrit en majuscules; les noms des champs et tables en minuscules.Ø</text:span><text:span text:style-name="T1">  </text:span><text:span text:style-name="T2">Chaque terme SQL doit être écrit en majuscules; les noms des champs et tables en minuscules.</text:span></text:p>
          </table:table-cell>
          <table:table-cell table:style-name="ce2" table:number-columns-repeated="3"/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8" table:style-name="ce2" office:value-type="string">
            <text:p>Inutile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Ø<text:span text:style-name="T1">  </text:span><text:span text:style-name="T2">Chaque bloc SQL doit se trouver sur une nouvelle ligneØ</text:span><text:span text:style-name="T1">  </text:span><text:span text:style-name="T2">Chaque bloc SQL doit se trouver sur une nouvelle ligne</text:span></text:p>
          </table:table-cell>
          <table:table-cell table:style-name="ce2" table:number-columns-repeated="3"/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8" table:style-name="ce2" office:value-type="string">
            <text:p>Inutile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Ø<text:span text:style-name="T1">  </text:span><text:span text:style-name="T2">Chaque jointure doit se trouver sur une nouvelle ligne.Ø</text:span><text:span text:style-name="T1">  </text:span><text:span text:style-name="T2">Chaque jointure doit se trouver sur une nouvelle ligne.</text:span></text:p>
          </table:table-cell>
          <table:table-cell table:style-name="ce2" table:number-columns-repeated="3"/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8" table:style-name="ce2" office:value-type="string">
            <text:p>Inutile</text:p>
          </table:table-cell>
          <table:table-cell table:number-columns-repeated="1008"/>
        </table:table-row>
        <table:table-row table:style-name="ro1">
          <table:table-cell table:style-name="ce5" office:value-type="string">
            <text:p>Ø<text:span text:style-name="T1">  </text:span><text:span text:style-name="T2">Exemple de syntaxe à respecter :</text:span></text:p>
          </table:table-cell>
          <table:table-cell table:style-name="ce2" table:number-columns-repeated="7"/>
          <table:table-cell table:number-columns-repeated="8" table:style-name="ce2" office:value-type="string">
            <text:p>Inutile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SELECT intitule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table:style-name="ce6" office:value-type="string">
            <text:p>FROM profil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table:style-name="ce6" office:value-type="string">
            <text:p>INNER JOIN membre ON profil.id = member.id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table:style-name="ce6" office:value-type="string">
            <text:p>WHERE membre.id = "12" ;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table:style-name="ce4" office:value-type="string">
            <text:p>·<text:span text:style-name="T1">         </text:span><text:span text:style-name="T2">Ecriture des classes :</text:span></text:p>
          </table:table-cell>
          <table:table-cell table:style-name="ce2"/>
          <table:table-cell table:number-columns-repeated="2" table:style-name="ce2" office:value-type="string">
            <text:p>inutile</text:p>
          </table:table-cell>
          <table:table-cell table:style-name="ce2" table:number-columns-repeated="4"/>
          <table:table-cell table:number-columns-repeated="8" table:style-name="ce2" office:value-type="string">
            <text:p>Inutile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Ø<text:span text:style-name="T1">  </text:span><text:span text:style-name="T2">Attribut en début de classe</text:span></text:p>
          </table:table-cell>
          <table:table-cell table:style-name="ce2" table:number-columns-repeated="3"/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8" table:style-name="ce2" office:value-type="string">
            <text:p>Inutile</text:p>
          </table:table-cell>
          <table:table-cell table:number-columns-repeated="1008"/>
        </table:table-row>
        <table:table-row table:style-name="ro1">
          <table:table-cell table:style-name="ce5" office:value-type="string">
            <text:p>Ø<text:span text:style-name="T1">  </text:span><text:span text:style-name="T2">Chaque méthode doit être documentée</text:span></text:p>
          </table:table-cell>
          <table:table-cell table:style-name="ce2" table:number-columns-repeated="3"/>
          <table:table-cell table:style-name="ce2" office:value-type="string">
            <text:p>a faire (aide)</text:p>
          </table:table-cell>
          <table:table-cell table:number-columns-repeated="3" table:style-name="ce12" office:value-type="string">
            <text:p>a faire (aide)</text:p>
          </table:table-cell>
          <table:table-cell table:number-columns-repeated="8" table:style-name="ce2" office:value-type="string">
            <text:p>Inutile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Ø<text:span text:style-name="T1">  </text:span><text:span text:style-name="T2">Scripts de test de chaque classe et fonctions</text:span></text:p>
          </table:table-cell>
          <table:table-cell table:style-name="ce2" table:number-columns-repeated="3"/>
          <table:table-cell table:style-name="ce2" office:value-type="string">
            <text:p>a faire</text:p>
          </table:table-cell>
          <table:table-cell table:style-name="ce2" office:value-type="string">
            <text:p>fait (florian)</text:p>
          </table:table-cell>
          <table:table-cell table:style-name="ce2" office:value-type="string">
            <text:p>fait (alexande)</text:p>
          </table:table-cell>
          <table:table-cell table:style-name="ce2" office:value-type="string">
            <text:p>fourni</text:p>
          </table:table-cell>
          <table:table-cell table:number-columns-repeated="8" table:style-name="ce2" office:value-type="string">
            <text:p>Inutile</text:p>
          </table:table-cell>
          <table:table-cell table:number-columns-repeated="1008"/>
        </table:table-row>
        <table:table-row table:style-name="ro1">
          <table:table-cell table:style-name="ce2" table:number-columns-repeated="8"/>
          <table:table-cell table:number-columns-repeated="8" table:style-name="ce2" office:value-type="string">
            <text:p>Inutile</text:p>
          </table:table-cell>
          <table:table-cell table:number-columns-repeated="100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e détaillée des tâches" table:style-name="ta3" table:print="false">
        <office:forms form:automatic-focus="false" form:apply-design-mode="false"/>
        <table:table-column table:style-name="co9" table:default-cell-style-name="Excel_20_Built-in_20_Normal"/>
        <table:table-column table:style-name="co10" table:default-cell-style-name="ce21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2" table:number-columns-repeated="1020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ordre de priorité</text:p>
          </table:table-cell>
          <table:table-cell office:value-type="string">
            <text:p>responsable</text:p>
          </table:table-cell>
          <table:table-cell table:number-columns-repeated="1021"/>
        </table:table-row>
        <table:table-row table:style-name="ro1">
          <table:table-cell office:value-type="string">
            <text:p>comprendre les besoins de l'utilisateu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créer la base de données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validation de la base de données par le professeu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mettre script base de données sur gitHub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créer le document de suivi de projet sous googleDriv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partager document de suivi avec équipe et professeu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Mettre en place le projet sur gitHub + partag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Créer le projet sous NetBean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vérifier les normes sur le code fourni (voir feuille jointe)</text:p>
          </table:table-cell>
          <table:table-cell office:value-type="float" office:value="1">
            <text:p>1</text:p>
          </table:table-cell>
          <table:table-cell office:value-type="string">
            <text:p>à répartir</text:p>
          </table:table-cell>
          <table:table-cell table:number-columns-repeated="1021"/>
        </table:table-row>
        <table:table-row table:style-name="ro1">
          <table:table-cell office:value-type="string">
            <text:p>vérifier les normes sur le code écrit(voir feuille jointe)</text:p>
          </table:table-cell>
          <table:table-cell office:value-type="float" office:value="6">
            <text:p>6</text:p>
          </table:table-cell>
          <table:table-cell office:value-type="string">
            <text:p>à répartir</text:p>
          </table:table-cell>
          <table:table-cell office:value-type="string">
            <text:p>celui qui vérifie n'est pas celui qui a écrit le code</text:p>
          </table:table-cell>
          <table:table-cell table:number-columns-repeated="1020"/>
        </table:table-row>
        <table:table-row table:style-name="ro1">
          <table:table-cell office:value-type="string">
            <text:p>créer les modèles et les scripts de tests correspondants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ategorie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stCategori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elui qui teste n'est pas celui qui a écrit le cod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objet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stObjet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elui qui teste n'est pas celui qui a écrit le cod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membre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stMemb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elui qui teste n'est pas celui qui a écrit le cod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eventuellement enchere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stEnche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elui qui teste n'est pas celui qui a écrit le code</text:p>
          </table:table-cell>
          <table:table-cell table:number-columns-repeated="1020"/>
        </table:table-row>
        <table:table-row table:style-name="ro1">
          <table:table-cell office:value-type="string">
            <text:p>créer les maquette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 pas oublier de faire apparaître le menu à gauche de chaque maquette</text:p>
          </table:table-cell>
          <table:table-cell table:number-columns-repeated="1020"/>
        </table:table-row>
        <table:table-row table:style-name="ro1">
          <table:table-cell table:style-name="ce20" office:value-type="string">
            <text:p>cas d'utilisation : consulterObjet</text:p>
          </table:table-cell>
          <table:table-cell table:style-name="ce22" office:value-type="string" table:number-columns-spanned="2" table:number-rows-spanned="1">
            <text:p>possible pour tout visiteur du site</text:p>
          </table:table-cell>
          <table:covered-table-cell table:style-name="ce21"/>
          <table:table-cell table:number-columns-repeated="1021"/>
        </table:table-row>
        <table:table-row table:style-name="ro3">
          <table:table-cell table:style-name="ce1" office:value-type="string">
            <text:p>action : rechercherObjet</text:p>
          </table:table-cell>
          <table:table-cell office:value-type="float" office:value="2">
            <text:p>2</text:p>
          </table:table-cell>
          <table:table-cell office:value-type="string">
            <text:p>fait (Florian)</text:p>
          </table:table-cell>
          <table:table-cell office:value-type="string">
            <text:p>proposer maquette du résultat de la recherche d'un objet par mot clé ou par catégorie d'objet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action : devenirMembre</text:p>
          </table:table-cell>
          <table:table-cell office:value-type="float" office:value="2">
            <text:p>2</text:p>
          </table:table-cell>
          <table:table-cell office:value-type="string">
            <text:p>fait (Florian)</text:p>
          </table:table-cell>
          <table:table-cell office:value-type="string">
            <text:p>proposer maquette qui permet de s'isncrire sur le site</text:p>
          </table:table-cell>
          <table:table-cell table:number-columns-repeated="1020"/>
        </table:table-row>
        <table:table-row table:style-name="ro1">
          <table:table-cell table:style-name="ce20" office:value-type="string">
            <text:p>cas d'utilisation : gérerLesObjets</text:p>
          </table:table-cell>
          <table:table-cell table:style-name="ce22" office:value-type="string" table:number-columns-spanned="2" table:number-rows-spanned="1">
            <text:p>possible pour tout membre qui a mis un objet en vente</text:p>
          </table:table-cell>
          <table:covered-table-cell table:style-name="ce21"/>
          <table:table-cell table:number-columns-repeated="1021"/>
        </table:table-row>
        <table:table-row table:style-name="ro3">
          <table:table-cell table:style-name="ce1" office:value-type="string">
            <text:p>action : ajouterObjet</text:p>
          </table:table-cell>
          <table:table-cell office:value-type="float" office:value="2">
            <text:p>2</text:p>
          </table:table-cell>
          <table:table-cell office:value-type="string">
            <text:p>fait (Florian)</text:p>
          </table:table-cell>
          <table:table-cell office:value-type="string">
            <text:p>proposer maquette qui permet d'ajouter un objet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action : modifierObjet</text:p>
          </table:table-cell>
          <table:table-cell office:value-type="float" office:value="2">
            <text:p>2</text:p>
          </table:table-cell>
          <table:table-cell office:value-type="string">
            <text:p>fait (Florian)</text:p>
          </table:table-cell>
          <table:table-cell office:value-type="string">
            <text:p>proposer maquette qui permet de modifier un objet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action : voirMesObjet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roposer maquette <text:s/>pour voir les objets du membre (objets vendus, achetés, en cours, non vendus (aucune enchère)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action : supprimerObjet</text:p>
          </table:table-cell>
          <table:table-cell office:value-type="float" office:value="2">
            <text:p>2</text:p>
          </table:table-cell>
          <table:table-cell office:value-type="string">
            <text:p>fait (Florian)</text:p>
          </table:table-cell>
          <table:table-cell office:value-type="string">
            <text:p>proposer maquette qui permet de supprimer un objet de la vente (clôture de la vente)</text:p>
          </table:table-cell>
          <table:table-cell table:number-columns-repeated="1020"/>
        </table:table-row>
        <table:table-row table:style-name="ro1">
          <table:table-cell table:style-name="ce1"/>
          <table:table-cell office:value-type="string">
            <text:p>pour tout membre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action : faireUneEnchère</text:p>
          </table:table-cell>
          <table:table-cell office:value-type="float" office:value="2">
            <text:p>2</text:p>
          </table:table-cell>
          <table:table-cell office:value-type="string">
            <text:p>fait (Florian)</text:p>
          </table:table-cell>
          <table:table-cell office:value-type="string">
            <text:p>proposer une maquette qui permet de faire une enchère sur un objet 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0" office:value-type="string">
            <text:p>cas d'utilisation : gérerLesMembres</text:p>
          </table:table-cell>
          <table:table-cell table:style-name="ce22" office:value-type="string" table:number-columns-spanned="2" table:number-rows-spanned="1">
            <text:p>possible pour administrateur</text:p>
          </table:table-cell>
          <table:covered-table-cell table:style-name="ce21"/>
          <table:table-cell table:number-columns-repeated="1021"/>
        </table:table-row>
        <table:table-row table:style-name="ro3">
          <table:table-cell table:style-name="ce1" office:value-type="string">
            <text:p>action : annulerMembre</text:p>
          </table:table-cell>
          <table:table-cell office:value-type="float" office:value="2">
            <text:p>2</text:p>
          </table:table-cell>
          <table:table-cell office:value-type="string">
            <text:p>fait (Florian)</text:p>
          </table:table-cell>
          <table:table-cell office:value-type="string">
            <text:p>proposer une maquette qui permet de désactiver le compte d'un membre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action : validerObjet</text:p>
          </table:table-cell>
          <table:table-cell office:value-type="float" office:value="2">
            <text:p>2</text:p>
          </table:table-cell>
          <table:table-cell office:value-type="string">
            <text:p>fait (Florian)</text:p>
          </table:table-cell>
          <table:table-cell office:value-type="string">
            <text:p>proposer une maquette qui permet de valider les objets nouveaux ou modifier par un membre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action :créerCatégorie</text:p>
          </table:table-cell>
          <table:table-cell office:value-type="float" office:value="2">
            <text:p>2</text:p>
          </table:table-cell>
          <table:table-cell office:value-type="string">
            <text:p>fait (Florian)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action : modifierCatégorie</text:p>
          </table:table-cell>
          <table:table-cell office:value-type="float" office:value="2">
            <text:p>2</text:p>
          </table:table-cell>
          <table:table-cell office:value-type="string">
            <text:p>fait (Florian)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action : supprimerCatégorie</text:p>
          </table:table-cell>
          <table:table-cell office:value-type="float" office:value="2">
            <text:p>2</text:p>
          </table:table-cell>
          <table:table-cell office:value-type="string">
            <text:p>fait (Floria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mprendre le code fourni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string">
            <text:p>Faire un schéma représentant l'architecture de l'application (liens entre les pages)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string">
            <text:p>faire répartition des écrans à réaliser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5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27/04/2013</text:date>, <text:time>11:3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e_20_globale_20_des_20_tâches" style:display-name="PageStyle_liste globale des tâch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âches_20_de_20_vérification_20_de_20_norme" style:display-name="PageStyle_tâches de vérification de norm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e_20_détaillée_20_des_20_tâches" style:display-name="PageStyle_liste détaillée des tâch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7T11:37:20.11</dc:date>
    <meta:generator>OpenOffice.org/3.4.1$Win32 OpenOffice.org_project/341m1$Build-9593</meta:generator>
    <meta:editing-duration>PT1H39M33S</meta:editing-duration>
    <meta:editing-cycles>2</meta:editing-cycles>
    <meta:document-statistic meta:table-count="3" meta:cell-count="375" meta:object-count="0"/>
  </office:meta>
</office:document-meta>
</file>